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NameBasedMBeanInfoAssembler.includeOperation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.includeRead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.includeWrite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.isMatch( Method method , String bean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NameBasedMBeanInfoAssembler.setManagedMethods( String ... metho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ameBasedMBeanInfoAssembler.setMethodMappings( Properties mapp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